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71f" officeooo:paragraph-rsid="000fd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it -m “comentário do commit!”</text:p>
      <text:p text:style-name="P1"/>
      <text:p text:style-name="P1">git add .</text:p>
      <text:p text:style-name="P1"/>
      <text:p text:style-name="P1">git checkout main</text:p>
      <text:p text:style-name="P1"/>
      <text:p text:style-name="P1">git pull origin main<text:line-break/></text:p>
      <text:p text:style-name="P1">git checkout Douglas-dev</text:p>
      <text:p text:style-name="P1"/>
      <text:p text:style-name="P1">git merge main</text:p>
      <text:p text:style-name="P1"/>
      <text:p text:style-name="P1">git checkout main </text:p>
      <text:p text:style-name="P1"/>
      <text:p text:style-name="P1">git merge Douglas-dev</text:p>
      <text:p text:style-name="P1"/>
      <text:p text:style-name="P1">git push origin ma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0:27:14.690294907</meta:creation-date>
    <dc:date>2025-09-08T12:03:23.023188174</dc:date>
    <meta:editing-duration>PT1H25M55S</meta:editing-duration>
    <meta:editing-cycles>1</meta:editing-cycles>
    <meta:document-statistic meta:table-count="0" meta:image-count="0" meta:object-count="0" meta:page-count="1" meta:paragraph-count="9" meta:word-count="32" meta:character-count="181" meta:non-whitespace-character-count="156"/>
    <meta:generator>LibreOffice/24.2.7.2$Linux_X86_64 LibreOffice_project/420$Build-2</meta:generator>
  </office:meta>
</office:document-meta>
</file>